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7"/>
          <table:table-cell table:style-name="ce12" office:value-type="float" office:value="18.6" calcext:value-type="float">
            <text:p>18.6</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 meta:object-count="0"/>
    <meta:generator>LibreOfficeDev/5.1.0.3$Linux_X86_64 LibreOffice_project/</meta:generator>
  </office:meta>
</office:document-meta>
</file>